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line-height="100%"/>
      <style:text-properties officeooo:rsid="001d41fb" officeooo:paragraph-rsid="001d41fb"/>
    </style:style>
    <style:style style:name="P2" style:family="paragraph" style:parent-style-name="Text_20_body">
      <style:paragraph-properties fo:line-height="100%"/>
      <style:text-properties officeooo:rsid="001d41fb" officeooo:paragraph-rsid="001d41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Konferenzprotokoll</text:p>
      <text:h text:style-name="Heading_20_1" text:outline-level="1">Videokonferenz am 09.01.2015</text:h>
      <text:list xml:id="list3692612075773043538" text:style-name="L1">
        <text:list-item>
          <text:p text:style-name="P1">Abklären des ungefähren Ziel des Projekts</text:p>
        </text:list-item>
        <text:list-item>
          <text:p text:style-name="P1">Vorstellung der zu verwendenden Hardware (Raspberry Pi (Zero), WAT14A)</text:p>
        </text:list-item>
        <text:list-item>
          <text:p text:style-name="P1">Erste Ideen der Umsetzung</text:p>
          <text:list>
            <text:list-item>
              <text:p text:style-name="P1">Manipulation des Steuersignals/Poti</text:p>
            </text:list-item>
            <text:list-item>
              <text:p text:style-name="P1">Angreifen des Temperatur-Signals und Einsetzen eines Relais</text:p>
            </text:list-item>
            <text:list-item>
              <text:p text:style-name="P1">Override-Switch für benutzung mit/ohne Pi</text:p>
            </text:list-item>
            <text:list-item>
              <text:p text:style-name="P1">Hoffnung auf Bauraum im WAT14A</text:p>
            </text:list-item>
            <text:list-item>
              <text:p text:style-name="P1">DIN Stecker um Pi von Außen anzuschließen</text:p>
            </text:list-item>
          </text:list>
        </text:list-item>
        <text:list-item>
          <text:p text:style-name="P1">Nächste Schritte:</text:p>
          <text:list>
            <text:list-item>
              <text:p text:style-name="P1">Besorgung WAT14A</text:p>
            </text:list-item>
            <text:list-item>
              <text:p text:style-name="P1">Aufbauen und Regelung nachvollziehen</text:p>
            </text:list-item>
            <text:list-item>
              <text:p text:style-name="P1">Entscheiden wie das Programm angesteuert werden soll</text:p>
              <text:list>
                <text:list-item>
                  <text:p text:style-name="P1">Einlesen in zeromq und flask für Stephan</text:p>
                </text:list-item>
                <text:list-item>
                  <text:p text:style-name="P1">Einlesen in R.Pi.GPIO für Clemens</text:p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13:27:44.443311435</meta:creation-date>
    <dc:date>2016-01-10T13:38:31.362494358</dc:date>
    <meta:editing-duration>PT10M47S</meta:editing-duration>
    <meta:editing-cycles>1</meta:editing-cycles>
    <meta:document-statistic meta:table-count="0" meta:image-count="0" meta:object-count="0" meta:page-count="1" meta:paragraph-count="16" meta:word-count="91" meta:character-count="596" meta:non-whitespace-character-count="535"/>
    <meta:generator>LibreOffice/4.4.7.2$Linux_X86_64 LibreOffice_project/40m0$Build-2</meta:generator>
  </office:meta>
</office:document-meta>
</file>